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ackage com.torryharris.driver;</text:p>
      <text:p text:style-name="P1">import com.torryharris.model.A;</text:p>
      <text:p text:style-name="P1">import com.torryharris.model.B;</text:p>
      <text:p text:style-name="P1">public class ABDemo {</text:p>
      <text:p text:style-name="P2"><text:s text:c="4"/><text:span text:style-name="T1">public static void main(String[] args) {</text:span></text:p>
      <text:p text:style-name="P2"><text:s text:c="8"/><text:span text:style-name="T1">System.out.println(A.value+" "+B.value);</text:span></text:p>
      <text:p text:style-name="P2"><text:s text:c="8"/><text:span text:style-name="T1">A aObj=new A();</text:span></text:p>
      <text:p text:style-name="P2"><text:s text:c="8"/><text:span text:style-name="T1">String s1="1234";</text:span></text:p>
      <text:p text:style-name="P2"><text:s text:c="8"/><text:span text:style-name="T1">int s2,b2=1234;</text:span></text:p>
      <text:p text:style-name="P2"><text:s text:c="8"/><text:span text:style-name="T1">System.out.println(Integer.parseInt(s1));</text:span></text:p>
      <text:p text:style-name="P2"><text:s text:c="8"/><text:span text:style-name="T1">Integer obj =b2;</text:span></text:p>
      <text:p text:style-name="P2"><text:s text:c="4"/><text:span text:style-name="T1">}</text:span></text:p>
      <text:p text:style-name="P5">}</text:p>
      <text:p text:style-name="Standard"/>
      <text:p text:style-name="Standard"/>
      <text:p text:style-name="P4">package com.torryharris.driver;</text:p>
      <text:p text:style-name="P3"/>
      <text:p text:style-name="P1">import com.torryharris.model.HatchBack;</text:p>
      <text:p text:style-name="P1">import com.torryharris.model.MusicSystem;</text:p>
      <text:p text:style-name="P1">import com.torryharris.model.SUV;</text:p>
      <text:p text:style-name="P1">import com.torryharris.model.Tyre;</text:p>
      <text:p text:style-name="P3"/>
      <text:p text:style-name="P1">public class CarTypeDemo {</text:p>
      <text:p text:style-name="P2"><text:s text:c="4"/><text:span text:style-name="T1">public static void main(String[] args) {</text:span></text:p>
      <text:p text:style-name="P2"><text:s text:c="8"/><text:span text:style-name="T1">Tyre mrf=new Tyre("mrf",17);</text:span></text:p>
      <text:p text:style-name="P2"><text:s text:c="8"/><text:span text:style-name="T1">MusicSystem harman=new MusicSystem("harman",4,true);</text:span></text:p>
      <text:p text:style-name="P3"/>
      <text:p text:style-name="P3"/>
      <text:p text:style-name="P2"><text:s text:c="8"/><text:span text:style-name="T1">SUV nexon=new SUV("Nexon","Deesel",1500,115.6f,6,</text:span></text:p>
      <text:p text:style-name="P2"><text:s text:c="16"/><text:span text:style-name="T1">mrf,harman,"sports",true);</text:span></text:p>
      <text:p text:style-name="P3"/>
      <text:p text:style-name="P2"><text:s text:c="8"/><text:span text:style-name="T1">nexon.accelerate();</text:span></text:p>
      <text:p text:style-name="P2"><text:s text:c="8"/><text:span text:style-name="T1">nexon.setDriveMode("Eco");</text:span></text:p>
      <text:p text:style-name="P2"><text:s text:c="8"/><text:span text:style-name="T1">nexon.accelerate();</text:span></text:p>
      <text:p text:style-name="P3"/>
      <text:p text:style-name="P2"><text:s text:c="4"/><text:span text:style-name="T1">}</text:span></text:p>
      <text:p text:style-name="P5">}</text:p>
      <text:p text:style-name="Standard"/>
      <text:p text:style-name="P4">package com.torryharris.driver;</text:p>
      <text:p text:style-name="P3"/>
      <text:p text:style-name="P1">import com.torryharris.model.Car;</text:p>
      <text:p text:style-name="P1">import com.torryharris.model.MusicSystem;</text:p>
      <text:p text:style-name="P1">import com.torryharris.model.Tyre;</text:p>
      <text:p text:style-name="P3"/>
      <text:p text:style-name="P1">public class CrDemo {</text:p>
      <text:p text:style-name="P2"><text:s text:c="4"/><text:span text:style-name="T1">public static void main(String[] args) {</text:span></text:p>
      <text:p text:style-name="P2"><text:s text:c="8"/><text:span text:style-name="T1">Tyre mrf=new Tyre("mrf",16);</text:span></text:p>
      <text:p text:style-name="P2"><text:s text:c="8"/><text:span text:style-name="T1">MusicSystem harman=new MusicSystem("Harman",4,true);</text:span></text:p>
      <text:p text:style-name="P2"><text:s text:c="8"/><text:span text:style-name="T1">Car nexon=new Car("nexon","Petrol",1500,</text:span></text:p>
      <text:p text:style-name="P2"><text:s text:c="16"/><text:span text:style-name="T1">93.14f,6,mrf,harman);</text:span></text:p>
      <text:p text:style-name="P2"><text:s text:c="8"/><text:span text:style-name="T1">nexon.setTyre(mrf);</text:span></text:p>
      <text:p text:style-name="P2"><text:s text:c="8"/><text:span text:style-name="T1">nexon.displayFeatures();</text:span></text:p>
      <text:p text:style-name="P2"><text:s text:c="8"/><text:span text:style-name="T1">nexon.accelerate();</text:span></text:p>
      <text:p text:style-name="P2"><text:s text:c="8"/><text:span text:style-name="T1">nexon.changeGear(2);</text:span></text:p>
      <text:p text:style-name="P2"><text:s text:c="8"/><text:span text:style-name="T1">nexon.changeGear(3);</text:span></text:p>
      <text:p text:style-name="P3"/>
      <text:p text:style-name="P2"><text:s text:c="8"/><text:span text:style-name="T1">nexon.steer();</text:span></text:p>
      <text:p text:style-name="P2"><text:s text:c="8"/><text:span text:style-name="T1">nexon.applyBrake();</text:span></text:p>
      <text:p text:style-name="P3"/>
      <text:p text:style-name="P2"><text:s text:c="8"/><text:span text:style-name="T1">Tyre appollo=new Tyre("Appollo",17);</text:span></text:p>
      <text:p text:style-name="P2"><text:s text:c="8"/><text:span text:style-name="T1">nexon.setTyre(appollo);</text:span></text:p>
      <text:p text:style-name="P2"><text:soft-page-break/><text:s text:c="8"/><text:span text:style-name="T1">nexon.displayFeatures();</text:span></text:p>
      <text:p text:style-name="P2"><text:s text:c="8"/><text:span text:style-name="T1">nexon.displayFeatures("tyre");</text:span></text:p>
      <text:p text:style-name="P2"><text:s text:c="8"/><text:span text:style-name="T1">nexon.displayFeatures("music");</text:span></text:p>
      <text:p text:style-name="P2"><text:s text:c="4"/><text:span text:style-name="T1">}</text:span></text:p>
      <text:p text:style-name="P5">}</text:p>
      <text:p text:style-name="Standard"/>
      <text:p text:style-name="P4">package com.torryharris.driver;</text:p>
      <text:p text:style-name="P3"/>
      <text:p text:style-name="P1">import com.torryharris.model.Employee;</text:p>
      <text:p text:style-name="P1">import com.torryharris.model.Manager;</text:p>
      <text:p text:style-name="P3"/>
      <text:p text:style-name="P3"/>
      <text:p text:style-name="P1">public class EmployeeDemo {</text:p>
      <text:p text:style-name="P2"><text:s text:c="4"/><text:span text:style-name="T1">public static void main(String[] args) {</text:span></text:p>
      <text:p text:style-name="P2"><text:s text:c="8"/><text:span text:style-name="T1">Employee e1=new Employee("Ram",1001,"Manager",50000.0f);</text:span></text:p>
      <text:p text:style-name="P2"><text:s text:c="8"/><text:span text:style-name="T1">Employee e2=new Employee("Shyam",1002,"Lead",40000.0f);</text:span></text:p>
      <text:p text:style-name="P2"><text:s text:c="8"/><text:span text:style-name="T1">Employee e3=new Employee("Krishna",1003,"HR",35000.0f);</text:span></text:p>
      <text:p text:style-name="P3"/>
      <text:p text:style-name="P2"><text:s text:c="8"/><text:span text:style-name="T1">System.out.println(e1);</text:span></text:p>
      <text:p text:style-name="P2"><text:s text:c="8"/><text:span text:style-name="T1">System.out.println(e2);</text:span></text:p>
      <text:p text:style-name="P2"><text:s text:c="8"/><text:span text:style-name="T1">System.out.println(e3);</text:span></text:p>
      <text:p text:style-name="P3"/>
      <text:p text:style-name="P2"><text:s text:c="8"/><text:span text:style-name="T1">Manager mgr=new Manager("Amar",1010,"Project Manager",70000,"Cloud Upload",4);</text:span></text:p>
      <text:p text:style-name="P2"><text:s text:c="8"/><text:span text:style-name="T1">System.out.println(mgr);</text:span></text:p>
      <text:p text:style-name="P2"><text:s text:c="8"/><text:span text:style-name="T1">mgr.callMeeting();</text:span></text:p>
      <text:p text:style-name="P2"><text:s text:c="4"/><text:span text:style-name="T1">}</text:span></text:p>
      <text:p text:style-name="P5">}</text:p>
      <text:p text:style-name="Standard"/>
      <text:p text:style-name="P4">package com.torryharris.driver;</text:p>
      <text:p text:style-name="P3"/>
      <text:p text:style-name="P1">public class StaticDemo {</text:p>
      <text:p text:style-name="P2"><text:s text:c="4"/><text:span text:style-name="T1">private int a;</text:span></text:p>
      <text:p text:style-name="P2"><text:s text:c="4"/><text:span text:style-name="T1">private static int b;</text:span></text:p>
      <text:p text:style-name="P3"/>
      <text:p text:style-name="P2"><text:s text:c="4"/><text:span text:style-name="T1">static{</text:span></text:p>
      <text:p text:style-name="P2"><text:s text:c="8"/><text:span text:style-name="T1">b=100;</text:span></text:p>
      <text:p text:style-name="P2"><text:s text:c="4"/><text:span text:style-name="T1">}</text:span></text:p>
      <text:p text:style-name="P2"><text:s text:c="4"/><text:span text:style-name="T1">static{</text:span></text:p>
      <text:p text:style-name="P2"><text:s text:c="8"/><text:span text:style-name="T1">b=200;</text:span></text:p>
      <text:p text:style-name="P2"><text:s text:c="4"/><text:span text:style-name="T1">}</text:span></text:p>
      <text:p text:style-name="P3"/>
      <text:p text:style-name="P2"><text:s text:c="4"/><text:span text:style-name="T1">public static void main(String[] args) {</text:span></text:p>
      <text:p text:style-name="P2"><text:s text:c="5"/><text:span text:style-name="T1">b=20;</text:span></text:p>
      <text:p text:style-name="P2"><text:s text:c="8"/><text:span text:style-name="T1">StaticDemo sd=new StaticDemo();</text:span></text:p>
      <text:p text:style-name="P2"><text:s text:c="8"/><text:span text:style-name="T1">sd.display();</text:span></text:p>
      <text:p text:style-name="P2"><text:s text:c="4"/><text:span text:style-name="T1">}</text:span></text:p>
      <text:p text:style-name="P3"/>
      <text:p text:style-name="P2"><text:s text:c="4"/><text:span text:style-name="T1">public void display(){</text:span></text:p>
      <text:p text:style-name="P2"><text:s text:c="8"/><text:span text:style-name="T1">a=100;</text:span></text:p>
      <text:p text:style-name="P2"><text:s text:c="8"/><text:span text:style-name="T1">b=200;</text:span></text:p>
      <text:p text:style-name="P2"><text:s text:c="8"/><text:span text:style-name="T1">System.out.println(a);</text:span></text:p>
      <text:p text:style-name="P2"><text:s text:c="8"/><text:span text:style-name="T1">System.out.println(b);</text:span></text:p>
      <text:p text:style-name="P2"><text:s text:c="4"/><text:span text:style-name="T1">}</text:span></text:p>
      <text:p text:style-name="P5">}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51:40.514000000</meta:creation-date>
    <dc:date>2021-11-09T22:54:22.795000000</dc:date>
    <meta:editing-duration>PT2M41S</meta:editing-duration>
    <meta:editing-cycles>3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91" meta:word-count="187" meta:character-count="2667" meta:non-whitespace-character-count="2110"/>
  </office:meta>
</office:document-meta>
</file>